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1683875126977867070"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5837904093002932194"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5853274366104580122"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8659840913280155298" text:style-name="L4">
        <text:list-item>
          <text:p text:style-name="P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8">Continue adjusting the speed so HR stays near 142. <text:s/>Also continue taking splits for each mile and remembering HR at the end of each mile. <text:s/>Stop running after a mile split goes above 9:30. <text:s/></text:p>
        </text:list-item>
        <text:list-item>
          <text:p text:style-name="P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0T20:34:13.08</dc:date>
    <dc:creator>James Lombardi</dc:creator>
    <meta:editing-duration>P2DT21H15M19S</meta:editing-duration>
    <meta:editing-cycles>290</meta:editing-cycles>
    <meta:generator>OpenOffice/4.1.2$Win32 OpenOffice.org_project/412m3$Build-9782</meta:generator>
    <meta:document-statistic meta:table-count="0" meta:image-count="0" meta:object-count="0" meta:page-count="43" meta:paragraph-count="1147" meta:word-count="12482" meta:character-count="61416"/>
  </office:meta>
</office:document-meta>
</file>